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147cm" fo:min-width="2.167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478cm" fo:min-width="3.006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81cm" fo:min-width="1.533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532cm" fo:min-width="2.58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831cm" fo:min-width="1.48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1.097cm" fo:min-width="2.117cm" fo:padding-top="0.15cm" fo:padding-bottom="0.15cm" fo:padding-left="0.275cm" fo:padding-right="0.27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-8.271cm" svg:y="7.604cm">
          <draw:text-box>
            <text:p/>
          </draw:text-box>
        </draw:frame>
        <draw:custom-shape draw:style-name="gr2" draw:text-style-name="P3" xml:id="id1" draw:id="id1" draw:layer="layout" svg:width="2.667cm" svg:height="1.397cm" svg:x="11.541cm" svg:y="1.508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556cm" svg:height="1.778cm" svg:x="1.597cm" svg:y="4.456cm">
          <text:p text:style-name="P2">Document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2.032cm" svg:height="2.413cm" svg:x="24.368cm" svg:y="6.667cm">
          <text:p text:style-name="P2">build.x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4" draw:id="id4" draw:layer="layout" svg:width="3.556cm" svg:height="1.778cm" svg:x="3.667cm" svg:y="6.715cm">
          <text:p text:style-name="P2">external_jars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556cm" svg:height="1.778cm" svg:x="5.826cm" svg:y="4.429cm">
          <text:p text:style-name="P2">sample_input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556cm" svg:height="1.778cm" svg:x="8.366cm" svg:y="6.715cm">
          <text:p text:style-name="P2">src</text:p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3.134cm" svg:height="1.832cm" svg:x="11.328cm" svg:y="4.429cm">
          <text:p text:style-name="P2">tools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3.556cm" svg:height="1.778cm" svg:x="14.081cm" svg:y="6.588cm">
          <text:p text:style-name="P2">tools-test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line-skew="0.05cm" svg:x1="12.874cm" svg:y1="2.905cm" svg:x2="3.375cm" svg:y2="4.456cm" draw:start-shape="id1" draw:start-glue-point="2" draw:end-shape="id2" draw:end-glue-point="0" svg:d="M12874 2905v825h-9499v726" svg:viewBox="0 0 9500 1552">
          <text:p/>
        </draw:connector>
        <draw:connector draw:style-name="gr6" draw:text-style-name="P2" draw:layer="layout" draw:line-skew="-1.118cm" svg:x1="12.874cm" svg:y1="2.905cm" svg:x2="25.384cm" svg:y2="6.667cm" draw:start-shape="id1" draw:start-glue-point="2" draw:end-shape="id3" draw:end-glue-point="4" svg:d="M12874 2905v762h12510v3000" svg:viewBox="0 0 12511 3763">
          <text:p/>
        </draw:connector>
        <draw:connector draw:style-name="gr6" draw:text-style-name="P2" draw:layer="layout" draw:line-skew="-1.079cm" svg:x1="5.445cm" svg:y1="6.715cm" svg:x2="12.874cm" svg:y2="2.905cm" draw:start-shape="id4" draw:start-glue-point="0" draw:end-shape="id1" draw:end-glue-point="2" svg:d="M5445 6715v-2984h7429v-826" svg:viewBox="0 0 7430 3811">
          <text:p/>
        </draw:connector>
        <draw:connector draw:style-name="gr6" draw:text-style-name="P2" draw:layer="layout" draw:line-skew="0.064cm" svg:x1="7.604cm" svg:y1="4.429cm" svg:x2="12.874cm" svg:y2="2.905cm" draw:start-shape="id5" draw:end-shape="id1" draw:end-glue-point="2" svg:d="M7604 4429v-698h5270v-826" svg:viewBox="0 0 5271 1525">
          <text:p/>
        </draw:connector>
        <draw:connector draw:style-name="gr6" draw:text-style-name="P2" draw:layer="layout" draw:line-skew="-1.079cm" svg:x1="12.874cm" svg:y1="2.905cm" svg:x2="10.144cm" svg:y2="6.715cm" draw:start-shape="id1" draw:start-glue-point="2" draw:end-shape="id6" draw:end-glue-point="0" svg:d="M12874 2905v826h-2730v2984" svg:viewBox="0 0 2731 3811">
          <text:p/>
        </draw:connector>
        <draw:connector draw:style-name="gr6" draw:text-style-name="P2" draw:layer="layout" draw:line-skew="0.064cm" svg:x1="12.874cm" svg:y1="2.905cm" svg:x2="12.895cm" svg:y2="4.429cm" draw:start-shape="id1" draw:start-glue-point="2" draw:end-shape="id7" svg:d="M12874 2905v826h21v698" svg:viewBox="0 0 22 1525">
          <text:p/>
        </draw:connector>
        <draw:connector draw:style-name="gr6" draw:text-style-name="P2" draw:layer="layout" draw:line-skew="-1.079cm" svg:x1="12.874cm" svg:y1="2.905cm" svg:x2="15.859cm" svg:y2="6.588cm" draw:start-shape="id1" draw:start-glue-point="2" draw:end-shape="id8" svg:d="M12874 2905v762h2985v2921" svg:viewBox="0 0 2986 3684">
          <text:p/>
        </draw:connector>
        <draw:custom-shape draw:style-name="gr7" draw:text-style-name="P3" xml:id="id10" draw:id="id10" draw:layer="layout" svg:width="2.032cm" svg:height="2.413cm" svg:x="20.05cm" svg:y="6.588cm">
          <text:p text:style-name="P2">.classpath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xml:id="id9" draw:id="id9" draw:layer="layout" svg:width="3.556cm" svg:height="1.778cm" svg:x="16.367cm" svg:y="4.302cm">
          <text:p text:style-name="P2">.set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1" draw:id="id11" draw:layer="layout" svg:width="2.032cm" svg:height="2.413cm" svg:x="22.209cm" svg:y="4.556cm">
          <text:p text:style-name="P2">.projec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draw:line-skew="0.064cm" svg:x1="12.874cm" svg:y1="2.905cm" svg:x2="18.145cm" svg:y2="4.302cm" draw:start-shape="id1" draw:start-glue-point="2" draw:end-shape="id9" draw:end-glue-point="0" svg:d="M12874 2905v762h5271v635" svg:viewBox="0 0 5272 1398">
          <text:p/>
        </draw:connector>
        <draw:connector draw:style-name="gr6" draw:text-style-name="P2" draw:layer="layout" draw:line-skew="-1.079cm" svg:x1="12.874cm" svg:y1="2.905cm" svg:x2="21.066cm" svg:y2="6.588cm" draw:start-shape="id1" draw:start-glue-point="2" draw:end-shape="id10" draw:end-glue-point="4" svg:d="M12874 2905v762h8192v2921" svg:viewBox="0 0 8193 3684">
          <text:p/>
        </draw:connector>
        <draw:connector draw:style-name="gr6" draw:text-style-name="P2" draw:layer="layout" draw:line-skew="-0.063cm" svg:x1="12.874cm" svg:y1="2.905cm" svg:x2="23.225cm" svg:y2="4.556cm" draw:start-shape="id1" draw:start-glue-point="2" draw:end-shape="id11" draw:end-glue-point="4" svg:d="M12874 2905v762h10351v889" svg:viewBox="0 0 10352 1652">
          <text:p/>
        </draw:connector>
        <draw:custom-shape draw:style-name="gr8" draw:text-style-name="P3" xml:id="id12" draw:id="id12" draw:layer="layout" svg:width="2.667cm" svg:height="1.397cm" svg:x="11.16cm" svg:y="10.652cm">
          <text:p text:style-name="P2">Cello</text:p>
          <draw:enhanced-geometry svg:viewBox="0 0 21600 21600" draw:type="rectangle" draw:enhanced-path="M 0 0 L 21600 0 21600 21600 0 21600 0 0 Z N"/>
        </draw:custom-shape>
        <draw:custom-shape draw:style-name="gr5" draw:text-style-name="P3" xml:id="id13" draw:id="id13" draw:layer="layout" svg:width="3.134cm" svg:height="1.832cm" svg:x="10.906cm" svg:y="13.646cm">
          <text:p text:style-name="P2">src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2.493cm" svg:y1="12.049cm" svg:x2="12.473cm" svg:y2="13.646cm" draw:start-shape="id12" draw:start-glue-point="2" draw:end-shape="id13" draw:end-glue-point="0" svg:d="M12493 12049v798h-20v799" svg:viewBox="0 0 21 15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1H1M21S</meta:editing-duration>
    <meta:editing-cycles>28</meta:editing-cycles>
    <meta:generator>LibreOffice/5.1.6.2$Linux_X86_64 LibreOffice_project/10m0$Build-2</meta:generator>
    <dc:date>2017-12-29T16:37:20.020443819</dc:date>
    <meta:document-statistic meta:object-count="25"/>
  </office:meta>
</office:document-meta>
</file>